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 style:data-style-name="N1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.5555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36">
      <style:text-properties fo:font-weight="bold" style:font-weight-asian="bold" style:font-weight-complex="bold"/>
    </style:style>
    <style:style style:name="ce11" style:family="table-cell" style:parent-style-name="Default" style:data-style-name="N136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1"/>
    <style:style style:name="ce13" style:family="table-cell" style:parent-style-name="Default" style:data-style-name="N11"/>
    <style:style style:name="ce14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irst 10 pound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ffee</text:p>
          </table:table-cell>
          <table:table-cell office:value-type="float" office:value="4.939" calcext:value-type="float">
            <text:p>4.939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49.39" calcext:value-type="float">
            <text:p>49.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ping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8.99" calcext:value-type="float">
            <text:p>8.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1" table:formula="of:=SUM([.E3:.E4])" office:value-type="float" office:value="58.38" calcext:value-type="float">
            <text:p>58.3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ingency</text:p>
          </table:table-cell>
          <table:table-cell table:number-columns-repeated="2"/>
          <table:table-cell table:style-name="ce4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6" table:formula="of:=(1+[.E6])*[.E5]" office:value-type="float" office:value="64.218" calcext:value-type="float">
            <text:p>64.22</text:p>
          </table:table-cell>
          <table:table-cell table:style-name="ce4" table:formula="of:=[.E7]/SUM([.E14];[.E24];[.E7])" office:value-type="percentage" office:value="0.833541876724377" calcext:value-type="percentage">
            <text:p>83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" table:formula="of:=[.E7]/[.D3]" office:value-type="currency" office:currency="CAD" office:value="6.4218" calcext:value-type="currency">
            <text:p>$6.42</text:p>
          </table:table-cell>
          <table:table-cell office:value-type="string" calcext:value-type="string">
            <text:p>/ lb on doorste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s</text:p>
          </table:table-cell>
          <table:table-cell table:style-name="ce2" table:formula="of:=(8.99)/25" office:value-type="float" office:value="0.3596" calcext:value-type="float">
            <text:p>0.36</text:p>
          </table:table-cell>
          <table:table-cell table:formula="of:=[.D29]*2" office:value-type="float" office:value="16" calcext:value-type="float">
            <text:p>16</text:p>
          </table:table-cell>
          <table:table-cell table:style-name="ce2" table:formula="of:=[.D9]*[.C9]" office:value-type="float" office:value="5.7536" calcext:value-type="float">
            <text:p>5.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ting/Labels</text:p>
          </table:table-cell>
          <table:table-cell office:value-type="float" office:value="0.1" calcext:value-type="float">
            <text:p>0.1</text:p>
          </table:table-cell>
          <table:table-cell table:formula="of:=[.D9]" office:value-type="float" office:value="16" calcext:value-type="float">
            <text:p>16</text:p>
          </table:table-cell>
          <table:table-cell table:style-name="ce2" table:formula="of:=[.D10]*[.C10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ping</text:p>
          </table:table-cell>
          <table:table-cell office:value-type="float" office:value="0" calcext:value-type="float">
            <text:p>0</text:p>
          </table:table-cell>
          <table:table-cell table:formula="of:=[.D9]" office:value-type="float" office:value="16" calcext:value-type="float">
            <text:p>16</text:p>
          </table:table-cell>
          <table:table-cell table:style-name="ce2" table:formula="of:=[.D11]*[.C1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7" table:formula="of:=SUM([.E9:.E11])" office:value-type="float" office:value="7.3536" calcext:value-type="float">
            <text:p>7.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ingency</text:p>
          </table:table-cell>
          <table:table-cell/>
          <table:table-cell office:value-type="string" calcext:value-type="string">
            <text:p>Contingency</text:p>
          </table:table-cell>
          <table:table-cell table:style-name="ce4" office:value-type="percentage" office:value="0.2" calcext:value-type="percentage">
            <text:p>20%</text:p>
          </table:table-cell>
          <table:table-cell office:value-type="string" calcext:value-type="string">
            <text:p>including bag loss rat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table:formula="of:=(1+[.E13])*[.E12]" office:value-type="float" office:value="8.82432" calcext:value-type="float">
            <text:p>8.82432</text:p>
          </table:table-cell>
          <table:table-cell table:style-name="ce4" table:formula="of:=[.E14]/SUM([.E7];[.E14];[.E24])" office:value-type="percentage" office:value="0.114538606833231" calcext:value-type="percentage">
            <text:p>11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oasting Eq.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D16]*[.C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asting Electricity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D17]*[.C17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8]*[.C18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*[.C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b site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0]*[.C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yment processing</text:p>
          </table:table-cell>
          <table:table-cell table:formula="of:=(0.3+0)/2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[.D21]*[.C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1" table:formula="of:=SUM([.E16:.E2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tingency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9" table:formula="of:=INT((1+[.E23])*[.E22])" office:value-type="float" office:value="4" calcext:value-type="float">
            <text:p>4</text:p>
          </table:table-cell>
          <table:table-cell table:style-name="ce4" table:formula="of:=[.E24]/SUM([.E24];[.E14];[.E7])" office:value-type="percentage" office:value="0.0519195164423917" calcext:value-type="percentage">
            <text:p>5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table:formula="of:=[.E24]+[.E14]+[.E7]" office:value-type="float" office:value="77.04232" calcext:value-type="float">
            <text:p>77.04</text:p>
          </table:table-cell>
          <table:table-cell table:style-name="ce12" table:formula="of:=[.E25]/[.D29]" office:value-type="currency" office:currency="CAD" office:value="9.63029" calcext:value-type="currency">
            <text:p>$9.63</text:p>
          </table:table-cell>
          <table:table-cell office:value-type="string" calcext:value-type="string">
            <text:p>/lb to produ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</text:p>
          </table:table-cell>
          <table:table-cell table:style-name="ce4" office:value-type="percentage" office:value="0" calcext:value-type="percentage">
            <text:p>0%</text:p>
          </table:table-cell>
          <table:table-cell table:formula="of:=[.C26]*[.D3]" office:value-type="float" office:value="0" calcext:value-type="float">
            <text:p>0</text:p>
          </table:table-cell>
          <table:table-cell/>
          <table:table-cell table:style-name="ce12" table:formula="of:=[.F25]*0.75" office:value-type="currency" office:currency="CAD" office:value="7.2227175" calcext:value-type="currency">
            <text:p>$7.22</text:p>
          </table:table-cell>
          <table:table-cell office:value-type="string" calcext:value-type="string">
            <text:p>/ 12 oz.to produ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/Weight Loss</text:p>
          </table:table-cell>
          <table:table-cell table:style-name="ce4" office:value-type="percentage" office:value="0.2" calcext:value-type="percentage">
            <text:p>20%</text:p>
          </table:table-cell>
          <table:table-cell table:formula="of:=[.C27]*[.D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t Sold</text:p>
          </table:table-cell>
          <table:table-cell table:style-name="ce4" office:value-type="percentage" office:value="0" calcext:value-type="percentage">
            <text:p>0%</text:p>
          </table:table-cell>
          <table:table-cell table:formula="of:=[.C28]*[.D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ice, # Sold</text:p>
          </table:table-cell>
          <table:table-cell office:value-type="float" office:value="16" calcext:value-type="float">
            <text:p>16</text:p>
          </table:table-cell>
          <table:table-cell table:formula="of:=[.D3]-SUM([.D26:.D28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UB</text:p>
          </table:table-cell>
          <table:table-cell table:style-name="ce10" table:formula="of:=[.D29]*[.C29]" office:value-type="currency" office:currency="CAD" office:value="128" calcext:value-type="currency">
            <text:p>$1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tingency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11" table:formula="of:=(1-[.E32])*[.E31]" office:value-type="currency" office:currency="CAD" office:value="128" calcext:value-type="currency">
            <text:p>$12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rofit Ratio</text:p>
          </table:table-cell>
          <table:table-cell office:value-type="string" calcext:value-type="string">
            <text:p>Profit/pound</text:p>
          </table:table-cell>
          <table:table-cell office:value-type="string" calcext:value-type="string">
            <text:p>Pounds to $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T</text:p>
          </table:table-cell>
          <table:table-cell table:style-name="ce12" table:formula="of:=[.E33]-[.E24]-[.E14]-[.E7]" office:value-type="currency" office:currency="CAD" office:value="50.95768" calcext:value-type="currency">
            <text:p>$50.96</text:p>
          </table:table-cell>
          <table:table-cell table:style-name="ce13" table:formula="of:=[.E36]/[.E25]" office:value-type="percentage" office:value="0.661424526156533" calcext:value-type="percentage">
            <text:p>66.14%</text:p>
          </table:table-cell>
          <table:table-cell table:style-name="ce12" table:formula="of:=[.E36]/[.D3]" office:value-type="currency" office:currency="CAD" office:value="5.095768" calcext:value-type="currency">
            <text:p>$5.10</text:p>
          </table:table-cell>
          <table:table-cell table:style-name="ce1" table:formula="of:=INT(100/[.G36])" office:value-type="float" office:value="19" calcext:value-type="float">
            <text:p>19</text:p>
          </table:table-cell>
          <table:table-cell table:style-name="ce14" table:formula="of:=[.H36]*(455/80)*(8/60)" office:value-type="float" office:value="14.4083333333333" calcext:value-type="float">
            <text:p>14.4</text:p>
          </table:table-cell>
          <table:table-cell office:value-type="string" calcext:value-type="string">
            <text:p>hours of roast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½ lb</text:p>
          </table:table-cell>
          <table:table-cell table:formula="of:=[.C29]/2" office:value-type="float" office:value="8" calcext:value-type="float">
            <text:p>8</text:p>
          </table:table-cell>
          <table:table-cell table:style-name="ce12" table:formula="of:=[.G36]/2" office:value-type="currency" office:currency="CAD" office:value="2.547884" calcext:value-type="currency">
            <text:p>$2.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ps of coffee</text:p>
          </table:table-cell>
        </table:table-row>
        <table:table-row table:style-name="ro1"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currency-style style:name="N125P0" style:volatile="true">
      <number:currency-symbol number:language="en" number:country="CA">$</number:currency-symbol>
      <number:number number:decimal-places="1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CA">$</number:currency-symbol>
      <number:number number:decimal-places="1" number:min-integer-digits="1" number:grouping="true"/>
      <style:map style:condition="value()&gt;=0" style:apply-style-name="N125P0"/>
    </number:currency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136P0" style:volatile="true">
      <number:currency-symbol number:language="en" number:country="CA">$</number:currency-symbol>
      <number:number number: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3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08:30:14.328776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01:40.295893276</meta:creation-date>
    <dc:date>2016-02-24T08:32:59.414866460</dc:date>
    <meta:editing-duration>P2DT7H17M34S</meta:editing-duration>
    <meta:editing-cycles>16</meta:editing-cycles>
    <meta:generator>LibreOffice/4.3.0.4$Linux_x86 LibreOffice_project/430m0$Build-4</meta:generator>
    <meta:document-statistic meta:table-count="1" meta:cell-count="107" meta:object-count="0"/>
  </office:meta>
</office:document-meta>
</file>